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HotWater.pde */</text:p>
      <text:p text:style-name="P3">/* 10/2009 RBH */</text:p>
      <text:p text:style-name="P3">/* Arduino 17 IDE */</text:p>
      <text:p text:style-name="P3">/* Uses downloaded libraries 'Bounce', 'MemoryFree', 'OneWire' */</text:p>
      <text:p text:style-name="P3">/* CPU is Atmega328 */</text:p>
      <text:p text:style-name="P3">/* 32k program flash - 2k SRAM - 1k EEPROM */</text:p>
      <text:p text:style-name="P3">/* 8MHz internal clock - LowFuse=E2 HighFuse=DF ExtendedFuse=05 */</text:p>
      <text:p text:style-name="P3"/>
      <text:p text:style-name="P3">/* Must include Wprogram.h first to get Arduino datatypes */</text:p>
      <text:p text:style-name="P3">#include "WProgram.h"</text:p>
      <text:p text:style-name="P3">#include &lt;OneWire.h&gt;</text:p>
      <text:p text:style-name="P3">#include &lt;Wire.h&gt;</text:p>
      <text:p text:style-name="P3">#include &lt;EEPROM.h&gt;</text:p>
      <text:p text:style-name="P3">#include &lt;Bounce.h&gt;</text:p>
      <text:p text:style-name="P3">#include "HotWater.h"</text:p>
      <text:p text:style-name="P3">#include "MemoryFree.h"</text:p>
      <text:p text:style-name="P3">#include &lt;Ethernet.h&gt;</text:p>
      <text:p text:style-name="P3">#include &lt;avr/eeprom.h&gt;</text:p>
      <text:p text:style-name="P3"/>
      <text:p text:style-name="P3">/* Menu is the data struct that holds the configurable parameters. */</text:p>
      <text:p text:style-name="P3">/* Loaded into EEPROM for permanent storage. These numbers are all BYTES (max 255 and min 0). */</text:p>
      <text:p text:style-name="P3">/* desc,min,max,dft,act*/</text:p>
      <text:p text:style-name="P3">struct menu EEMEM Menu = </text:p>
      <text:p text:style-name="P3">{</text:p>
      <text:p text:style-name="P3"><text:s text:c="4"/>{"Wtr1Hs2Gg3 ", 1, 3, 1, 1}, <text:s text:c="4"/>/* Heat Water (1), House (2), Garage (3) */</text:p>
      <text:p text:style-name="P3"><text:s text:c="4"/>{"Auto1/Man0 ", 0, 1, 1, 1}, <text:s text:c="4"/>/* Auto mode or manual mode */</text:p>
      <text:p text:style-name="P3"><text:s text:c="4"/>{"Freeze <text:s text:c="4"/>", 0, 50,37, 37}, <text:s text:c="2"/>/* Degrees below freezing before turning pump on */</text:p>
      <text:p text:style-name="P3"><text:s text:c="4"/>{"UseTank1 <text:s text:c="2"/>", 0, 1, 1, 1}, <text:s text:c="4"/>/* use 1 or don't use 0 this tank */</text:p>
      <text:p text:style-name="P3"><text:s text:c="4"/>{"UseTank2 <text:s text:c="2"/>", 0, 1, 1, 1}, <text:s text:c="4"/>/* use 1 or don't use 0 this tank */</text:p>
      <text:p text:style-name="P3"><text:s text:c="4"/>{"MaxTankTemp", 140, 180, 170, 170}, /* max tank temp - applies to both tanks */</text:p>
      <text:p text:style-name="P3"><text:s text:c="4"/>{"TempDiffMax", 10, 24, 18, 18}, /* turn on temp diff between collector and tank */</text:p>
      <text:p text:style-name="P3"><text:s text:c="4"/>{"TempDiffMin", 3, 10, 5, 5}, <text:s text:c="4"/>/* min temp differential between collector and tank */</text:p>
      <text:p text:style-name="P3"><text:s text:c="4"/>{"HeatEnable ", 0, 2, 2, 2}, <text:s text:c="4"/>/* 1-house heat on. 0-house heat off. 2-auto - input from house thermostat */</text:p>
      <text:p text:style-name="P3"><text:s text:c="4"/>{"DumpTimeHr ", 0, 23, 16, 16}, <text:s/>/* hour time when to dump collector hot fluid to dump device - house or garage */</text:p>
      <text:p text:style-name="P3"><text:s text:c="4"/>{"DumpTimeMin", 0, 59, 15, 15}, <text:s/>/* minute for dump time */</text:p>
      <text:p text:style-name="P3"><text:s text:c="4"/>{"ZoneOffTime", 0, 30, 20, 15}, <text:s/>/* time in minutes to keep a zone valve open after the pump turns off */</text:p>
      <text:p text:style-name="P3"><text:s text:c="4"/>{"SensorErrTh", 0, 254, 20, 20}, /* sensor error cnt threshold before sounding the buzzer - 0 is off */</text:p>
      <text:p text:style-name="P3"><text:s text:c="4"/>{"EndSwtchSec", 10, 30, 12, 12}, <text:s text:c="3"/>/* number of seconds to wait for the zone valve end switch to close before setting error code */</text:p>
      <text:p text:style-name="P3"><text:s text:c="4"/>{"IPport <text:s text:c="4"/>", 1, 255, 80, 80}, /* port to listen on for connections. Ports can go way above 255 but not here (byte 2^8) */</text:p>
      <text:p text:style-name="P3"><text:s text:c="4"/>{"IPAddress1 ", 0, 255, 192, 192},</text:p>
      <text:p text:style-name="P3"><text:s text:c="4"/>{"IPAddress2 ", 0, 255, 168, 168},</text:p>
      <text:p text:style-name="P3"><text:s text:c="4"/>{"IPAddress3 ", 0, 255, 5, 5},</text:p>
      <text:p text:style-name="P3"><text:s text:c="4"/>{"IPAddress4 ", 0, 255, 30, 30},</text:p>
      <text:p text:style-name="P3"><text:s text:c="4"/>{"MACAddress1", 0, 255, 222, 222},</text:p>
      <text:p text:style-name="P3"><text:s text:c="4"/>{"MACAddress2", 0, 255, 222, 222},</text:p>
      <text:p text:style-name="P3"><text:s text:c="4"/>{"MACAddress3", 0, 255, 222, 222},</text:p>
      <text:p text:style-name="P3"><text:s text:c="4"/>{"MACAddress4", 0, 255, 222, 222},</text:p>
      <text:p text:style-name="P3"><text:s text:c="4"/>{"MACAddress5", 0, 255, 222, 222},</text:p>
      <text:p text:style-name="P3"><text:s text:c="4"/>{"MACAddress6", 0, 255, 222, 222}</text:p>
      <text:p text:style-name="P3">};</text:p>
      <text:p text:style-name="P3"/>
      <text:p text:style-name="P3">struct screens Screens[NUM_SCREENS] = {</text:p>
      <text:p text:style-name="P3"><text:soft-page-break/><text:s text:c="4"/>{"TempDisp", TempDisplay},</text:p>
      <text:p text:style-name="P3"><text:s text:c="4"/>{"Config Param", ConfigParam},</text:p>
      <text:p text:style-name="P3"><text:s text:c="4"/>{"SensorConfig1", SensorConfig1},</text:p>
      <text:p text:style-name="P3"><text:s text:c="4"/>{"SensorConfig2", SensorConfig2},</text:p>
      <text:p text:style-name="P3"><text:s text:c="4"/>{"Manual", Manual},</text:p>
      <text:p text:style-name="P3"><text:s text:c="4"/>{"FreeRAMBytes", FreeRAM}</text:p>
      <text:p text:style-name="P3">};</text:p>
      <text:p text:style-name="P3"/>
      <text:p text:style-name="P3">/* Temp sensor data structures */</text:p>
      <text:p text:style-name="P3">/* SensorsEE is the sensor data that does not change. It's loaded into */</text:p>
      <text:p text:style-name="P3">/* EEPROM using avrdude after Arduino uploads the program into flash memory. */</text:p>
      <text:p text:style-name="P3">struct sensorsEE EEMEM SensorsEE =</text:p>
      <text:p text:style-name="P3">{</text:p>
      <text:p text:style-name="P3"><text:s text:c="4"/>{0x28,0xE8,0x4C,0x9E,0x01,0x00,0x00,0x01, "Collector"},</text:p>
      <text:p text:style-name="P3"><text:s text:c="4"/>//{0x28,0x6A,0x57,0x9E,0x01,0x00,0x00,0x89, "Collector"},</text:p>
      <text:p text:style-name="P3"><text:s text:c="4"/>{0x28,0x8D,0x67,0x9E,0x01,0x00,0x00,0xA1, "T1Top <text:s text:c="3"/>"},</text:p>
      <text:p text:style-name="P3"><text:s text:c="4"/>{0x28,0x7E,0x55,0x9E,0x01,0x00,0x00,0x8D, "T1Bot <text:s text:c="3"/>"},</text:p>
      <text:p text:style-name="P3"><text:s text:c="4"/>{0x28,0x56,0x4C,0x9E,0x01,0x00,0x00,0x15, "T2Top <text:s text:c="3"/>"},</text:p>
      <text:p text:style-name="P3"><text:s text:c="4"/>{0x28,0x7E,0x58,0x9E,0x01,0x00,0x00,0x61, "T2Bot <text:s text:c="3"/>"}</text:p>
      <text:p text:style-name="P3">};</text:p>
      <text:p text:style-name="P3">/* Temp Sensor temp readings */</text:p>
      <text:p text:style-name="P3">struct TempSensor TSdata[NUM_DS18B20];</text:p>
      <text:p text:style-name="P3"/>
      <text:p text:style-name="P3">/* Two One wire networks are set up in hardware. Was */</text:p>
      <text:p text:style-name="P3">/* having trouble communicating with all sensors due to the */</text:p>
      <text:p text:style-name="P3">/* collector sensor being so far away from the tank sensors. */</text:p>
      <text:p text:style-name="P3">OneWire <text:s text:c="3"/>ds1(DSTempSensors1Pin); /* the 4 tank sensors */</text:p>
      <text:p text:style-name="P3">OneWire <text:s text:c="3"/>ds2(DSTempSensors2Pin); /* the collector sensor */</text:p>
      <text:p text:style-name="P3">boolean <text:s text:c="3"/>ReadTempFlag = false;</text:p>
      <text:p text:style-name="P3"/>
      <text:p text:style-name="P3">boolean <text:s text:c="3"/>ZoneValveEndSwitch = false;</text:p>
      <text:p text:style-name="P3">byte <text:s text:c="6"/>ZoneValveEndSwitchTimer = 0;</text:p>
      <text:p text:style-name="P3">boolean <text:s text:c="3"/>ZoneValveEndSwitchErrFlg = false;</text:p>
      <text:p text:style-name="P3">int <text:s text:c="7"/>ZoneTimerCnt = 0;</text:p>
      <text:p text:style-name="P3">boolean <text:s text:c="3"/>CollectorTooHotFlag = false;</text:p>
      <text:p text:style-name="P3">byte <text:s text:c="6"/>CollectorTooHotTimer = 0;</text:p>
      <text:p text:style-name="P3">boolean <text:s text:c="3"/>HeatEnabled = false;</text:p>
      <text:p text:style-name="P3">char <text:s text:c="6"/>*ErrorString = "";</text:p>
      <text:p text:style-name="P3">byte <text:s text:c="6"/>BackLightTimer = 0;</text:p>
      <text:p text:style-name="P3"/>
      <text:p text:style-name="P3">/* Vars for display */</text:p>
      <text:p text:style-name="P3">/* Set in CalcHotWater */</text:p>
      <text:p text:style-name="P3">char <text:s text:c="6"/>*DispActiveZone = Space6; /* max 6 spaces */</text:p>
      <text:p text:style-name="P3">char <text:s text:c="6"/>*DispEnabledZone= Space6; /* max 6 spaces */</text:p>
      <text:p text:style-name="P3">boolean <text:s text:c="3"/>DumpFlag = false;</text:p>
      <text:p text:style-name="P3"/>
      <text:p text:style-name="P3">/* Had to declare these globally here. They were declared */</text:p>
      <text:p text:style-name="P3">/* as static in CalcHotWater() but got compile error. */</text:p>
      <text:p text:style-name="P3">byte MaxTankTemp1 = GetEEact(MAX_TANK_TEMP_LOC);</text:p>
      <text:p text:style-name="P3">byte MaxTankTemp2 = GetEEact(MAX_TANK_TEMP_LOC);</text:p>
      <text:p text:style-name="P3">byte TempDiff = GetEEact(TEMP_DIFF_MAX_LOC);</text:p>
      <text:p text:style-name="P3"/>
      <text:p text:style-name="P3">/* Dump Temp used in temp display func and Calc() */</text:p>
      <text:p text:style-name="P3"><text:soft-page-break/>int DumpTemp = GetEEact(MAX_TANK_TEMP_LOC) + GetEEact(TEMP_DIFF_MAX_LOC);</text:p>
      <text:p text:style-name="P3"/>
      <text:p text:style-name="P3">/* TurnOnTemp used in temp display func <text:s/>and Calc() */</text:p>
      <text:p text:style-name="P3">float <text:s/>TurnOnTemp;</text:p>
      <text:p text:style-name="P3">byte <text:s text:c="2"/>CurScreenIdx = 0, MenuTimerCnt = 0;</text:p>
      <text:p text:style-name="P3">byte <text:s text:c="2"/>sec, min, hr, day, dow, month, yr;</text:p>
      <text:p text:style-name="P3"/>
      <text:p text:style-name="P3">Bounce dbBackSwitch = Bounce(BACKBUTTONPIN, 40);</text:p>
      <text:p text:style-name="P3">Bounce dbUpSwitch = Bounce(UPBUTTONPIN, 40);</text:p>
      <text:p text:style-name="P3">Bounce dbDnSwitch = Bounce(DNBUTTONPIN, 40);</text:p>
      <text:p text:style-name="P3">Bounce dbSaveSwitch = Bounce(SAVEBUTTONPIN, 40);</text:p>
      <text:p text:style-name="P3">Bounce dbHeatEnabled = Bounce(HeatEnabledPin, 30);</text:p>
      <text:p text:style-name="P3">Bounce dbZoneValveEndSwitch = Bounce(ZoneValveEndSwitchPin, 30);</text:p>
      <text:p text:style-name="P3"/>
      <text:p text:style-name="P3">/* if 24 hrs go by w/o data request then 0 out the elapsed time */</text:p>
      <text:p text:style-name="P3">/* counters in the ss array. */</text:p>
      <text:p text:style-name="P3">unsigned long LastDataReqMillis;</text:p>
      <text:p text:style-name="P3">Server server(GetEEact(IP_PORT_LOC));</text:p>
      <text:p text:style-name="P3"/>
      <text:p text:style-name="P3">void setup()</text:p>
      <text:p text:style-name="P3">{</text:p>
      <text:p text:style-name="P3"><text:s text:c="4"/>byte ip[NUM_IP_ADDRESS_BYTES];</text:p>
      <text:p text:style-name="P3"><text:s text:c="4"/>byte mac[NUM_MAC_ADDRESS_BYTES];</text:p>
      <text:p text:style-name="P3"><text:s text:c="4"/>byte x;</text:p>
      <text:p text:style-name="P3"/>
      <text:p text:style-name="P3"><text:s text:c="4"/>for(x=0;x&lt;NUM_IP_ADDRESS_BYTES;x++)</text:p>
      <text:p text:style-name="P3"><text:s text:c="8"/>ip[x] = GetEEact(IP_ADDRESS1_LOC+x);</text:p>
      <text:p text:style-name="P3"><text:s text:c="4"/>for(x=0;x&lt;NUM_MAC_ADDRESS_BYTES;x++)</text:p>
      <text:p text:style-name="P3"><text:s text:c="8"/>mac[x] = GetEEact(MAC_ADDRESS1_LOC+x);</text:p>
      <text:p text:style-name="P3"><text:s text:c="4"/>/* /Reset Wiznet ethernet module. Otherwise, sometimes it does */</text:p>
      <text:p text:style-name="P3"><text:s text:c="4"/>/* not work after a power up. */</text:p>
      <text:p text:style-name="P3"><text:s text:c="4"/>pinMode(WizNetResetPin, OUTPUT);</text:p>
      <text:p text:style-name="P3"><text:s text:c="4"/>digitalWrite(WizNetResetPin, LOW);</text:p>
      <text:p text:style-name="P3"><text:s text:c="4"/>delay(100);</text:p>
      <text:p text:style-name="P3"><text:s text:c="4"/>digitalWrite(WizNetResetPin, HIGH);</text:p>
      <text:p text:style-name="P3"><text:s text:c="4"/></text:p>
      <text:p text:style-name="P3"><text:s text:c="4"/>Ethernet.begin(mac, ip);</text:p>
      <text:p text:style-name="P3"><text:s text:c="4"/>server.begin();</text:p>
      <text:p text:style-name="P3"><text:s text:c="4"/></text:p>
      <text:p text:style-name="P3"><text:s text:c="4"/>Serial.begin(9600);</text:p>
      <text:p text:style-name="P3"><text:s text:c="4"/>delay(3000); <text:s text:c="9"/>/* Need 3 secs for display to be ready */</text:p>
      <text:p text:style-name="P3"><text:s text:c="4"/>Serial.print(ClrScr);</text:p>
      <text:p text:style-name="P3"><text:s text:c="4"/>Serial.print("?*"); <text:s text:c="2"/>/*Display boot screen */</text:p>
      <text:p text:style-name="P3"><text:s text:c="4"/></text:p>
      <text:p text:style-name="P3"><text:s text:c="4"/>pinMode(BACKBUTTONPIN, INPUT);</text:p>
      <text:p text:style-name="P3"><text:s text:c="4"/>digitalWrite(BACKBUTTONPIN, HIGH);</text:p>
      <text:p text:style-name="P3"><text:s text:c="4"/>pinMode(UPBUTTONPIN, INPUT);</text:p>
      <text:p text:style-name="P3"><text:s text:c="4"/>digitalWrite(UPBUTTONPIN, HIGH);</text:p>
      <text:p text:style-name="P3"><text:s text:c="4"/>pinMode(DNBUTTONPIN, INPUT);</text:p>
      <text:p text:style-name="P3"><text:s text:c="4"/>digitalWrite(DNBUTTONPIN, HIGH);</text:p>
      <text:p text:style-name="P3"><text:s text:c="4"/>pinMode(SAVEBUTTONPIN, INPUT);</text:p>
      <text:p text:style-name="P3"><text:s text:c="4"/>digitalWrite(SAVEBUTTONPIN, HIGH);</text:p>
      <text:p text:style-name="P3"><text:s text:c="4"/>pinMode(HeatEnabledPin, INPUT);</text:p>
      <text:p text:style-name="P3"><text:soft-page-break/><text:s text:c="4"/>digitalWrite(HeatEnabledPin, HIGH);</text:p>
      <text:p text:style-name="P3"><text:s text:c="4"/>pinMode(ZoneValveEndSwitchPin, INPUT);</text:p>
      <text:p text:style-name="P3"><text:s text:c="4"/>digitalWrite(ZoneValveEndSwitchPin, HIGH);</text:p>
      <text:p text:style-name="P3"><text:s text:c="4"/></text:p>
      <text:p text:style-name="P3"><text:s text:c="4"/>Wire.begin(MASTER_ADDRESS); <text:s/>/* Join I2C bus. This is the master. */</text:p>
      <text:p text:style-name="P3"><text:s text:c="4"/>BackLight(HIGH);</text:p>
      <text:p text:style-name="P3"><text:s text:c="4"/>delay(3000);</text:p>
      <text:p text:style-name="P3"><text:s text:c="4"/>Serial.print(ClrScr);</text:p>
      <text:p text:style-name="P3"><text:s text:c="4"/></text:p>
      <text:p text:style-name="P3"><text:s text:c="4"/>memset(TSdata, 0, sizeof(TSdata));</text:p>
      <text:p text:style-name="P3"><text:s text:c="4"/>InitSlavePins();</text:p>
      <text:p text:style-name="P3"><text:s text:c="4"/>ZeroElapsedMillis();</text:p>
      <text:p text:style-name="P3"><text:s text:c="4"/>ZeroAvgTemps();</text:p>
      <text:p text:style-name="P3">}</text:p>
      <text:p text:style-name="P3"/>
      <text:p text:style-name="P3">void loop()</text:p>
      <text:p text:style-name="P3">{</text:p>
      <text:p text:style-name="P3"><text:s text:c="4"/>static byte <text:s text:c="3"/>sensor_cnt = 0, level = 0, err_cnt;</text:p>
      <text:p text:style-name="P3"><text:s text:c="4"/>static boolean startflg = true;</text:p>
      <text:p text:style-name="P3"><text:s text:c="4"/>static boolean tempsgood = false;</text:p>
      <text:p text:style-name="P3"><text:s text:c="4"/>struct sensorEE ssEE;</text:p>
      <text:p text:style-name="P3"><text:s text:c="4"/>float temp;</text:p>
      <text:p text:style-name="P3"><text:s text:c="4"/>OneWire *owptr;</text:p>
      <text:p text:style-name="P3"><text:s text:c="4"/>byte ret;</text:p>
      <text:p text:style-name="P3"><text:s text:c="4"/></text:p>
      <text:p text:style-name="P3"><text:s text:c="4"/>if(!CheckEEPROM())</text:p>
      <text:p text:style-name="P3"><text:s text:c="8"/>return;</text:p>
      <text:p text:style-name="P3"/>
      <text:p text:style-name="P3"><text:s text:c="4"/>dbZoneValveEndSwitch.update();</text:p>
      <text:p text:style-name="P3"><text:s text:c="4"/>ZoneValveEndSwitch = !dbZoneValveEndSwitch.read(); <text:s/>/* active low */</text:p>
      <text:p text:style-name="P3"><text:s text:c="4"/></text:p>
      <text:p text:style-name="P3"><text:s text:c="4"/>if(GetEEact(HEAT_ENABLED_LOC) == 2)</text:p>
      <text:p text:style-name="P3"><text:s text:c="4"/>{</text:p>
      <text:p text:style-name="P3"><text:s text:c="8"/>dbHeatEnabled.update();</text:p>
      <text:p text:style-name="P3"><text:s text:c="8"/>HeatEnabled = !dbHeatEnabled.read(); <text:s/>/* active low */</text:p>
      <text:p text:style-name="P3"><text:s text:c="4"/>}</text:p>
      <text:p text:style-name="P3"><text:s text:c="4"/>else</text:p>
      <text:p text:style-name="P3"><text:s text:c="4"/>{</text:p>
      <text:p text:style-name="P3"><text:s text:c="8"/>if(GetEEact(HEAT_ENABLED_LOC) == 0)</text:p>
      <text:p text:style-name="P3"><text:s text:c="12"/>HeatEnabled = true;</text:p>
      <text:p text:style-name="P3"><text:s text:c="8"/>else</text:p>
      <text:p text:style-name="P3"><text:s text:c="12"/>HeatEnabled = false;</text:p>
      <text:p text:style-name="P3"><text:s text:c="4"/>}</text:p>
      <text:p text:style-name="P3"><text:s text:c="4"/>/* level 0 = new screen w/just heading */</text:p>
      <text:p text:style-name="P3"><text:s text:c="4"/>/* level 1 = heading + parameter name <text:s/>*/</text:p>
      <text:p text:style-name="P3"><text:s text:c="4"/>/* level 2 = heading + parameter + parameter options */</text:p>
      <text:p text:style-name="P3"><text:s text:c="4"/>/* level 3 = all of above plus save button pressed after level 2 */</text:p>
      <text:p text:style-name="P3"><text:s text:c="4"/>/* save button advances to new levels except level 3 = save */</text:p>
      <text:p text:style-name="P3"><text:s text:c="4"/>/* back button goes back levels */</text:p>
      <text:p text:style-name="P3"/>
      <text:p text:style-name="P3"><text:s text:c="4"/>if(dbUpSwitch.update())</text:p>
      <text:p text:style-name="P3"><text:s text:c="8"/>if(dbUpSwitch.read() == false) /* Active low. */</text:p>
      <text:p text:style-name="P3"><text:s text:c="8"/>{</text:p>
      <text:p text:style-name="P3"><text:soft-page-break/><text:s text:c="12"/>BackLight(HIGH);</text:p>
      <text:p text:style-name="P3"><text:s text:c="12"/>if(level == 0)</text:p>
      <text:p text:style-name="P3"><text:s text:c="12"/>{</text:p>
      <text:p text:style-name="P3"><text:s text:c="16"/>if(++CurScreenIdx == NUM_SCREENS)</text:p>
      <text:p text:style-name="P3"><text:s text:c="20"/>CurScreenIdx = 1;</text:p>
      <text:p text:style-name="P3"><text:s text:c="16"/>SetupForNewScreen();</text:p>
      <text:p text:style-name="P3"><text:s text:c="12"/>}</text:p>
      <text:p text:style-name="P3"><text:s text:c="12"/>else</text:p>
      <text:p text:style-name="P3"><text:s text:c="16"/>(*Screens[CurScreenIdx].ScreenFunc)(level, UPBUTTONPIN);</text:p>
      <text:p text:style-name="P3"><text:s text:c="8"/>}</text:p>
      <text:p text:style-name="P3"><text:s text:c="4"/>if(dbDnSwitch.update())</text:p>
      <text:p text:style-name="P3"><text:s text:c="8"/>if(dbDnSwitch.read() == false) /* Active low. */</text:p>
      <text:p text:style-name="P3"><text:s text:c="8"/>{</text:p>
      <text:p text:style-name="P3"><text:s text:c="12"/>BackLight(HIGH);</text:p>
      <text:p text:style-name="P3"><text:s text:c="12"/>if(level == 0)</text:p>
      <text:p text:style-name="P3"><text:s text:c="12"/>{</text:p>
      <text:p text:style-name="P3"><text:s text:c="16"/>if(CurScreenIdx &gt; 1)</text:p>
      <text:p text:style-name="P3"><text:s text:c="20"/>CurScreenIdx--;</text:p>
      <text:p text:style-name="P3"><text:s text:c="16"/>else</text:p>
      <text:p text:style-name="P3"><text:s text:c="20"/>CurScreenIdx = NUM_SCREENS-1;</text:p>
      <text:p text:style-name="P3"><text:s text:c="16"/>SetupForNewScreen();</text:p>
      <text:p text:style-name="P3"><text:s text:c="12"/>}</text:p>
      <text:p text:style-name="P3"><text:s text:c="12"/>else</text:p>
      <text:p text:style-name="P3"><text:s text:c="16"/>(*Screens[CurScreenIdx].ScreenFunc)(level, DNBUTTONPIN);</text:p>
      <text:p text:style-name="P3"><text:s text:c="8"/>}</text:p>
      <text:p text:style-name="P3"><text:s text:c="4"/>if(dbBackSwitch.update())</text:p>
      <text:p text:style-name="P3"><text:s text:c="8"/>if(dbBackSwitch.read() == false)</text:p>
      <text:p text:style-name="P3"><text:s text:c="8"/>{</text:p>
      <text:p text:style-name="P3"><text:s text:c="12"/>BackLight(HIGH);</text:p>
      <text:p text:style-name="P3"><text:s text:c="12"/>if(level &gt; 0)</text:p>
      <text:p text:style-name="P3"><text:s text:c="16"/>level--;</text:p>
      <text:p text:style-name="P3"><text:s text:c="12"/>if(level == 0)</text:p>
      <text:p text:style-name="P3"><text:s text:c="12"/>{</text:p>
      <text:p text:style-name="P3"><text:s text:c="16"/>CurScreenIdx = 0;</text:p>
      <text:p text:style-name="P3"><text:s text:c="16"/>SetupForNewScreen();</text:p>
      <text:p text:style-name="P3"><text:s text:c="12"/>}</text:p>
      <text:p text:style-name="P3"><text:s text:c="12"/>(*Screens[CurScreenIdx].ScreenFunc)(level, BACKBUTTONPIN);</text:p>
      <text:p text:style-name="P3"><text:s text:c="8"/>}</text:p>
      <text:p text:style-name="P3"><text:s text:c="4"/>if(dbSaveSwitch.update())</text:p>
      <text:p text:style-name="P3"><text:s text:c="8"/>if(dbSaveSwitch.read() == false) /* Active low. */</text:p>
      <text:p text:style-name="P3"><text:s text:c="8"/>{ <text:s text:c="2"/>/* special level = 3 for SAVE when prev level is 2 */</text:p>
      <text:p text:style-name="P3"><text:s text:c="12"/>BackLight(HIGH);</text:p>
      <text:p text:style-name="P3"><text:s text:c="12"/>if(level &lt; 3)</text:p>
      <text:p text:style-name="P3"><text:s text:c="16"/>level++;</text:p>
      <text:p text:style-name="P3"><text:s text:c="12"/>(*Screens[CurScreenIdx].ScreenFunc)(level, SAVEBUTTONPIN);</text:p>
      <text:p text:style-name="P3"><text:s text:c="12"/>if(level == 3)</text:p>
      <text:p text:style-name="P3"><text:s text:c="16"/>level = 2;</text:p>
      <text:p text:style-name="P3"><text:s text:c="8"/>}</text:p>
      <text:p text:style-name="P3"/>
      <text:p text:style-name="P3"><text:s text:c="4"/>/* ReadTempFlag is true once every 200ms. Startflag is true when a temp conversion can */</text:p>
      <text:p text:style-name="P3"><text:s text:c="4"/>/* be done on the next sensor. You need to start a temp conversion and wait about 750ms */</text:p>
      <text:p text:style-name="P3"><text:s text:c="4"/>/* for the conversion to finish in the sensor. */</text:p>
      <text:p text:style-name="P3"><text:s text:c="4"/>/* startflag is true when the data is read from a sensor. */</text:p>
      <text:p text:style-name="P3"><text:soft-page-break/><text:s text:c="4"/>/* The next sensor is selected and command sent to start the conversion (A2D) */</text:p>
      <text:p text:style-name="P3"><text:s text:c="4"/>if(ReadTempFlag || startflg)</text:p>
      <text:p text:style-name="P3"><text:s text:c="4"/>{</text:p>
      <text:p text:style-name="P3"><text:s text:c="8"/>GetEEsensor(sensor_cnt, &amp;ssEE);</text:p>
      <text:p text:style-name="P3"><text:s text:c="8"/>if(sensor_cnt == 0) /* collector sensor */</text:p>
      <text:p text:style-name="P3"><text:s text:c="12"/>owptr = &amp;ds2;</text:p>
      <text:p text:style-name="P3"><text:s text:c="8"/>else</text:p>
      <text:p text:style-name="P3"><text:s text:c="12"/>owptr = &amp;ds1; <text:s text:c="2"/>/* 4 tank sensors */</text:p>
      <text:p text:style-name="P3"><text:s text:c="8"/>if(startflg)</text:p>
      <text:p text:style-name="P3"><text:s text:c="8"/>{</text:p>
      <text:p text:style-name="P3"><text:s text:c="12"/>StartTemp(owptr, ssEE.addr);</text:p>
      <text:p text:style-name="P3"><text:s text:c="12"/>err_cnt = 0;</text:p>
      <text:p text:style-name="P3"><text:s text:c="12"/>startflg = false;</text:p>
      <text:p text:style-name="P3"><text:s text:c="8"/>}</text:p>
      <text:p text:style-name="P3"><text:s text:c="8"/>else</text:p>
      <text:p text:style-name="P3"><text:s text:c="8"/>{</text:p>
      <text:p text:style-name="P3"><text:s text:c="12"/>/* GetTemp returns 0 if sensor not ready yet */</text:p>
      <text:p text:style-name="P3"><text:s text:c="12"/>/* 1 if a failure or 2 if OK */</text:p>
      <text:p text:style-name="P3"><text:s text:c="12"/>temp = 0.0;</text:p>
      <text:p text:style-name="P3"><text:s text:c="12"/>ret = GetTemp(owptr, ssEE.addr, &amp;temp);</text:p>
      <text:p text:style-name="P3"><text:s text:c="12"/>if(ret == 2) /* OK */</text:p>
      <text:p text:style-name="P3"><text:s text:c="12"/>{</text:p>
      <text:p text:style-name="P3"><text:s text:c="16"/>TSdata[sensor_cnt].temp = temp;</text:p>
      <text:p text:style-name="P3"><text:s text:c="16"/>TSdata[sensor_cnt].avgsum += TSdata[sensor_cnt].temp;</text:p>
      <text:p text:style-name="P3"><text:s text:c="16"/>TSdata[sensor_cnt].avgcnt++;</text:p>
      <text:p text:style-name="P3"><text:s text:c="16"/>if(TSdata[sensor_cnt].avgcnt == 255)</text:p>
      <text:p text:style-name="P3"><text:s text:c="20"/>ZeroAvgTemps();</text:p>
      <text:p text:style-name="P3"><text:s text:c="16"/>startflg = true;</text:p>
      <text:p text:style-name="P3"><text:s text:c="16"/>if(++sensor_cnt &gt;= NUM_DS18B20)</text:p>
      <text:p text:style-name="P3"><text:s text:c="16"/>{</text:p>
      <text:p text:style-name="P3"><text:s text:c="20"/>sensor_cnt = 0;</text:p>
      <text:p text:style-name="P3"><text:s text:c="20"/>tempsgood = true;</text:p>
      <text:p text:style-name="P3"><text:s text:c="16"/>}</text:p>
      <text:p text:style-name="P3"><text:s text:c="12"/>}</text:p>
      <text:p text:style-name="P3"><text:s text:c="12"/>if(ret == 0 || ret == 1) /* sensor not done with temp A2D conversion yet(0) or failure (1) */</text:p>
      <text:p text:style-name="P3"><text:s text:c="16"/>err_cnt++;</text:p>
      <text:p text:style-name="P3"><text:s text:c="12"/>/* If it takes too long for the temp conversion or too many failures */</text:p>
      <text:p text:style-name="P3"><text:s text:c="12"/>if(err_cnt &gt;= 10) /* forget this sensor and move on */</text:p>
      <text:p text:style-name="P3"><text:s text:c="12"/>{</text:p>
      <text:p text:style-name="P3"><text:s text:c="16"/>/* If Sensor error threshold is &gt; 0 then check the error cnt. 0 means don't check */</text:p>
      <text:p text:style-name="P3"><text:s text:c="16"/>if(++TSdata[sensor_cnt].failcnt &gt; GetEEact(SENSOR_ERR_TH_LOC) &amp;&amp; GetEEact(SENSOR_ERR_TH_LOC) &gt; 0)</text:p>
      <text:p text:style-name="P3"><text:s text:c="20"/>ErrorString = "Sensor";</text:p>
      <text:p text:style-name="P3"><text:s text:c="16"/>if(TSdata[sensor_cnt].failcnt == 255)</text:p>
      <text:p text:style-name="P3"><text:s text:c="20"/>TSdata[sensor_cnt].failcnt = 1;</text:p>
      <text:p text:style-name="P3"><text:s text:c="16"/>startflg = true;</text:p>
      <text:p text:style-name="P3"><text:s text:c="16"/>if(++sensor_cnt &gt;= NUM_DS18B20)</text:p>
      <text:p text:style-name="P3"><text:s text:c="20"/>sensor_cnt = 0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/* When a temp is updated and the temp display screen is active */</text:p>
      <text:p text:style-name="P3"><text:soft-page-break/><text:s text:c="4"/>/* then update the display. */</text:p>
      <text:p text:style-name="P3"><text:s text:c="4"/>if(CurScreenIdx == 0)</text:p>
      <text:p text:style-name="P3"><text:s text:c="4"/>{</text:p>
      <text:p text:style-name="P3"><text:s text:c="8"/>if(startflg)</text:p>
      <text:p text:style-name="P3"><text:s text:c="12"/>(*Screens[CurScreenIdx].ScreenFunc)(NULL, NULL);</text:p>
      <text:p text:style-name="P3"><text:s text:c="8"/>level = 0; /* Need this here in case the menu times out */</text:p>
      <text:p text:style-name="P3"><text:s text:c="4"/>}</text:p>
      <text:p text:style-name="P3"><text:s text:c="4"/>if(tempsgood &amp;&amp; startflg) /* startflg is true after a temp reading. */</text:p>
      <text:p text:style-name="P3"><text:s text:c="4"/>{</text:p>
      <text:p text:style-name="P3"><text:s text:c="8"/>CheckTooHot();</text:p>
      <text:p text:style-name="P3"><text:s text:c="8"/>if(!CollectorTooHotFlag &amp;&amp; GetEEact(AUTO_MAN_LOC) == 1) /*auto*/</text:p>
      <text:p text:style-name="P3"><text:s text:c="12"/>CalcHotWater();</text:p>
      <text:p text:style-name="P3"><text:s text:c="4"/>}</text:p>
      <text:p text:style-name="P3"><text:s text:c="4"/>/* No need to call this all the time in loop() */</text:p>
      <text:p text:style-name="P3"><text:s text:c="4"/>/* So only chk when ReadTempFlag is true. */</text:p>
      <text:p text:style-name="P3"><text:s text:c="4"/>if(ReadTempFlag)</text:p>
      <text:p text:style-name="P3"><text:s text:c="8"/>ChkError();</text:p>
      <text:p text:style-name="P3"><text:s text:c="4"/>ProcessServerRequest();</text:p>
      <text:p text:style-name="P3"><text:s text:c="4"/>OneSecTimer();</text:p>
      <text:p text:style-name="P3">}</text:p>
      <text:p text:style-name="P3"/>
      <text:p text:style-name="P3">/* There are two error conditions to check for. */</text:p>
      <text:p text:style-name="P3">/* Beep the beeper and display error on bottom line */</text:p>
      <text:p text:style-name="P3">/* of LCD display. */</text:p>
      <text:p text:style-name="P3">void ChkError()</text:p>
      <text:p text:style-name="P3">{</text:p>
      <text:p text:style-name="P3"><text:s text:c="4"/>if(*ErrorString)</text:p>
      <text:p text:style-name="P3"><text:s text:c="4"/>{</text:p>
      <text:p text:style-name="P3"><text:s text:c="8"/>SendToSlave(BUZZER_PIN, HIGH);</text:p>
      <text:p text:style-name="P3"><text:s text:c="8"/>BackLight(HIGH);</text:p>
      <text:p text:style-name="P3"><text:s text:c="4"/>}</text:p>
      <text:p text:style-name="P3"><text:s text:c="4"/>else</text:p>
      <text:p text:style-name="P3"><text:s text:c="8"/>if(GetEEact(AUTO_MAN_LOC) == 1) /*auto*/</text:p>
      <text:p text:style-name="P3"><text:s text:c="12"/>SendToSlave(BUZZER_PIN, LOW);</text:p>
      <text:p text:style-name="P3">}</text:p>
      <text:p text:style-name="P3"/>
      <text:p text:style-name="P3">void FreeRAM(byte level, byte pin)</text:p>
      <text:p text:style-name="P3">{</text:p>
      <text:p text:style-name="P3"><text:s text:c="4"/>MenuTimerCnt = MENU_ON_SECONDS;</text:p>
      <text:p text:style-name="P3"><text:s text:c="4"/>Serial.print(Line2);</text:p>
      <text:p text:style-name="P3"><text:s text:c="4"/>Serial.print(freeMemory());</text:p>
      <text:p text:style-name="P3">} <text:s text:c="4"/></text:p>
      <text:p text:style-name="P3"><text:s text:c="12"/></text:p>
      <text:p text:style-name="P3">/* Manual() */</text:p>
      <text:p text:style-name="P3">void Manual(byte level, byte pin)</text:p>
      <text:p text:style-name="P3">{</text:p>
      <text:p text:style-name="P3"><text:s text:c="4"/>static byte ssidx = 0;</text:p>
      <text:p text:style-name="P3"><text:s text:c="4"/>static boolean displaystate;</text:p>
      <text:p text:style-name="P3"/>
      <text:p text:style-name="P3"><text:s text:c="4"/>MenuTimerCnt = MENU_ON_SECONDS;</text:p>
      <text:p text:style-name="P3"><text:s text:c="4"/></text:p>
      <text:p text:style-name="P3"><text:s text:c="4"/>if(level == 1)</text:p>
      <text:p text:style-name="P3"><text:s text:c="4"/>{</text:p>
      <text:p text:style-name="P3"><text:soft-page-break/><text:s text:c="8"/>if(pin == UPBUTTONPIN)</text:p>
      <text:p text:style-name="P3"><text:s text:c="12"/>if(++ssidx == NUM_SLAVE_PINS)</text:p>
      <text:p text:style-name="P3"><text:s text:c="16"/>ssidx = 0;</text:p>
      <text:p text:style-name="P3"><text:s text:c="8"/>if(pin == DNBUTTONPIN)</text:p>
      <text:p text:style-name="P3"><text:s text:c="12"/>if(ssidx &gt; 0)</text:p>
      <text:p text:style-name="P3"><text:s text:c="16"/>ssidx--;</text:p>
      <text:p text:style-name="P3"><text:s text:c="12"/>else</text:p>
      <text:p text:style-name="P3"><text:s text:c="16"/>ssidx = NUM_SLAVE_PINS-1;</text:p>
      <text:p text:style-name="P3"><text:s text:c="8"/>Serial.print(Line2Clr);</text:p>
      <text:p text:style-name="P3"><text:s text:c="8"/>Serial.print(Line3Clr);</text:p>
      <text:p text:style-name="P3"><text:s text:c="4"/>}</text:p>
      <text:p text:style-name="P3"><text:s text:c="4"/>if(level == 2)</text:p>
      <text:p text:style-name="P3"><text:s text:c="4"/>{</text:p>
      <text:p text:style-name="P3"><text:s text:c="8"/>if(pin == SAVEBUTTONPIN)</text:p>
      <text:p text:style-name="P3"><text:s text:c="12"/>displaystate = ss[ssidx].state;</text:p>
      <text:p text:style-name="P3"><text:s text:c="8"/>if(pin == UPBUTTONPIN || pin == DNBUTTONPIN)</text:p>
      <text:p text:style-name="P3"><text:s text:c="12"/>displaystate = !displaystate;</text:p>
      <text:p text:style-name="P3"><text:s text:c="8"/>Serial.print("?x11?y2");Serial.print((int)displaystate);</text:p>
      <text:p text:style-name="P3"><text:s text:c="4"/>} <text:s text:c="3"/></text:p>
      <text:p text:style-name="P3"><text:s text:c="4"/>if(level == 3 &amp;&amp; pin == SAVEBUTTONPIN)</text:p>
      <text:p text:style-name="P3"><text:s text:c="4"/>{</text:p>
      <text:p text:style-name="P3"><text:s text:c="8"/>Serial.print(Line3Clr);</text:p>
      <text:p text:style-name="P3"><text:s text:c="8"/>if(GetEEact(AUTO_MAN_LOC) == 0)</text:p>
      <text:p text:style-name="P3"><text:s text:c="8"/>{</text:p>
      <text:p text:style-name="P3"><text:s text:c="12"/>SendToSlave(ss[ssidx].pin, displaystate);</text:p>
      <text:p text:style-name="P3"><text:s text:c="12"/>Serial.print(Saved);</text:p>
      <text:p text:style-name="P3"><text:s text:c="8"/>}</text:p>
      <text:p text:style-name="P3"><text:s text:c="8"/>else</text:p>
      <text:p text:style-name="P3"><text:s text:c="12"/>Serial.print("Man Mode not Active");</text:p>
      <text:p text:style-name="P3"><text:s text:c="4"/>}</text:p>
      <text:p text:style-name="P3"><text:s text:c="4"/>Serial.print(Line1Clr);</text:p>
      <text:p text:style-name="P3"><text:s text:c="4"/>Serial.print(Line2);Serial.print(ss[ssidx].desc);</text:p>
      <text:p text:style-name="P3">}</text:p>
      <text:p text:style-name="P3"/>
      <text:p text:style-name="P3">void SensorConfig1(byte level, byte pin)</text:p>
      <text:p text:style-name="P3">{</text:p>
      <text:p text:style-name="P3"><text:s text:c="4"/>SensorConfig(&amp;ds1, level, pin);</text:p>
      <text:p text:style-name="P3">}</text:p>
      <text:p text:style-name="P3"/>
      <text:p text:style-name="P3">void SensorConfig2(byte level, byte pin)</text:p>
      <text:p text:style-name="P3">{</text:p>
      <text:p text:style-name="P3"><text:s text:c="4"/>SensorConfig(&amp;ds2, level, pin);</text:p>
      <text:p text:style-name="P3">}</text:p>
      <text:p text:style-name="P3">/***** SensorConfig *****/</text:p>
      <text:p text:style-name="P3">void SensorConfig(OneWire *dsp, byte level, byte pin)</text:p>
      <text:p text:style-name="P3">{</text:p>
      <text:p text:style-name="P3"><text:s text:c="4"/>struct sensorEE ssEE;</text:p>
      <text:p text:style-name="P3"><text:s text:c="4"/>static byte addr[8];</text:p>
      <text:p text:style-name="P3"><text:s text:c="4"/>static byte sensor_num;</text:p>
      <text:p text:style-name="P3"><text:s text:c="4"/>byte byte_cnt;</text:p>
      <text:p text:style-name="P3"><text:s text:c="4"/>boolean found;</text:p>
      <text:p text:style-name="P3"><text:s text:c="4"/></text:p>
      <text:p text:style-name="P3"><text:s text:c="4"/>MenuTimerCnt = MENU_ON_SECONDS;</text:p>
      <text:p text:style-name="P3"><text:soft-page-break/></text:p>
      <text:p text:style-name="P3"><text:s text:c="4"/>if(level == 1) // &amp;&amp; (pin == UPBUTTONPIN || pin == DNBUTTONPIN))</text:p>
      <text:p text:style-name="P3"><text:s text:c="4"/>{</text:p>
      <text:p text:style-name="P3"><text:s text:c="8"/>if(!dsp-&gt;search(addr))</text:p>
      <text:p text:style-name="P3"><text:s text:c="8"/>{</text:p>
      <text:p text:style-name="P3"><text:s text:c="12"/>dsp-&gt;reset_search();</text:p>
      <text:p text:style-name="P3"><text:s text:c="12"/>dsp-&gt;search(addr);</text:p>
      <text:p text:style-name="P3"><text:s text:c="8"/>}</text:p>
      <text:p text:style-name="P3"><text:s text:c="8"/>for(sensor_num=0; sensor_num&lt;NUM_DS18B20; sensor_num++)</text:p>
      <text:p text:style-name="P3"><text:s text:c="8"/>{</text:p>
      <text:p text:style-name="P3"><text:s text:c="12"/>found=true;</text:p>
      <text:p text:style-name="P3"><text:s text:c="12"/>GetEEsensor(sensor_num, &amp;ssEE);</text:p>
      <text:p text:style-name="P3"><text:s text:c="12"/>for(byte_cnt=0; byte_cnt &lt; NUM_DS18B20_ADDRESS_BYTES; byte_cnt++)</text:p>
      <text:p text:style-name="P3"><text:s text:c="12"/>{</text:p>
      <text:p text:style-name="P3"><text:s text:c="16"/>if(ssEE.addr[byte_cnt] != addr[byte_cnt])</text:p>
      <text:p text:style-name="P3"><text:s text:c="20"/>found = false;</text:p>
      <text:p text:style-name="P3"><text:s text:c="12"/>}</text:p>
      <text:p text:style-name="P3"><text:s text:c="12"/>if(found == true)</text:p>
      <text:p text:style-name="P3"><text:s text:c="16"/>break;</text:p>
      <text:p text:style-name="P3"><text:s text:c="8"/>}</text:p>
      <text:p text:style-name="P3"><text:s text:c="8"/>Serial.print(Line1Clr); // line 1 on LCD</text:p>
      <text:p text:style-name="P3"><text:s text:c="8"/>for(byte_cnt = 0; byte_cnt &lt; NUM_DS18B20_ADDRESS_BYTES; byte_cnt++)</text:p>
      <text:p text:style-name="P3"><text:s text:c="8"/>{</text:p>
      <text:p text:style-name="P3"><text:s text:c="12"/>if(byte_cnt == 4)</text:p>
      <text:p text:style-name="P3"><text:s text:c="16"/>Serial.print(Line2Clr);</text:p>
      <text:p text:style-name="P3"><text:s text:c="12"/>Serial.print(addr[byte_cnt], HEX);</text:p>
      <text:p text:style-name="P3"><text:s text:c="12"/>Serial.print(" ");</text:p>
      <text:p text:style-name="P3"><text:s text:c="8"/>}</text:p>
      <text:p text:style-name="P3"><text:s text:c="8"/>Serial.print("?x12?y1");</text:p>
      <text:p text:style-name="P3"><text:s text:c="8"/>if(found)</text:p>
      <text:p text:style-name="P3"><text:s text:c="8"/>{</text:p>
      <text:p text:style-name="P3"><text:s text:c="12"/>Serial.print(" <text:s/>Used"); Serial.print(colon);</text:p>
      <text:p text:style-name="P3"><text:s text:c="12"/>Serial.print("?x11?y2");</text:p>
      <text:p text:style-name="P3"><text:s text:c="12"/>Serial.print(ssEE.location);</text:p>
      <text:p text:style-name="P3"><text:s text:c="8"/>}</text:p>
      <text:p text:style-name="P3"><text:s text:c="8"/>else</text:p>
      <text:p text:style-name="P3"><text:s text:c="8"/>{</text:p>
      <text:p text:style-name="P3"><text:s text:c="12"/>Serial.print("Not Used");</text:p>
      <text:p text:style-name="P3"><text:s text:c="12"/>Serial.print("?x11?y2");</text:p>
      <text:p text:style-name="P3"><text:s text:c="12"/>Serial.print(" <text:s text:c="6"/>");</text:p>
      <text:p text:style-name="P3"><text:s text:c="8"/>}</text:p>
      <text:p text:style-name="P3"><text:s text:c="8"/>Serial.print(Line3Clr);</text:p>
      <text:p text:style-name="P3"><text:s text:c="4"/>}</text:p>
      <text:p text:style-name="P3"><text:s text:c="4"/>if(level == 2)</text:p>
      <text:p text:style-name="P3"><text:s text:c="4"/>{</text:p>
      <text:p text:style-name="P3"><text:s text:c="8"/>/* if we are using sensor array 1 then that's the tank sensors */</text:p>
      <text:p text:style-name="P3"><text:s text:c="8"/>/* only. Limit the choice of sensor options to just the */</text:p>
      <text:p text:style-name="P3"><text:s text:c="8"/>/* ctank sensors. if sensor array 2 then that's the collector only. */</text:p>
      <text:p text:style-name="P3"><text:s text:c="8"/>if(dsp == &amp;ds1)</text:p>
      <text:p text:style-name="P3"><text:s text:c="8"/>{</text:p>
      <text:p text:style-name="P3"><text:s text:c="12"/>if(pin == SAVEBUTTONPIN) /* first time in level 2 */</text:p>
      <text:p text:style-name="P3"><text:s text:c="16"/>sensor_num = 1;</text:p>
      <text:p text:style-name="P3"><text:s text:c="12"/>if(pin == UPBUTTONPIN)</text:p>
      <text:p text:style-name="P3"><text:soft-page-break/><text:s text:c="16"/>if(++sensor_num == NUM_DS18B20)</text:p>
      <text:p text:style-name="P3"><text:s text:c="20"/>sensor_num = 1;</text:p>
      <text:p text:style-name="P3"><text:s text:c="12"/>if(pin == DNBUTTONPIN)</text:p>
      <text:p text:style-name="P3"><text:s text:c="16"/>if(sensor_num &gt; 1)</text:p>
      <text:p text:style-name="P3"><text:s text:c="20"/>sensor_num--;</text:p>
      <text:p text:style-name="P3"><text:s text:c="16"/>else</text:p>
      <text:p text:style-name="P3"><text:s text:c="20"/>sensor_num = NUM_DS18B20-1;</text:p>
      <text:p text:style-name="P3"><text:s text:c="8"/>}</text:p>
      <text:p text:style-name="P3"><text:s text:c="8"/>else</text:p>
      <text:p text:style-name="P3"><text:s text:c="12"/>sensor_num = 0;</text:p>
      <text:p text:style-name="P3"><text:s text:c="8"/>Serial.print(Line3Clr);</text:p>
      <text:p text:style-name="P3"><text:s text:c="8"/>Serial.print("New Loc: ");</text:p>
      <text:p text:style-name="P3"><text:s text:c="8"/>GetEEsensor(sensor_num, &amp;ssEE);</text:p>
      <text:p text:style-name="P3"><text:s text:c="8"/>Serial.print(ssEE.location);</text:p>
      <text:p text:style-name="P3"><text:s text:c="4"/>}</text:p>
      <text:p text:style-name="P3"><text:s text:c="4"/>if(level == 3 &amp;&amp; pin == SAVEBUTTONPIN)</text:p>
      <text:p text:style-name="P3"><text:s text:c="4"/>{</text:p>
      <text:p text:style-name="P3"><text:s text:c="8"/>GetEEsensor(sensor_num, &amp;ssEE);</text:p>
      <text:p text:style-name="P3"><text:s text:c="8"/>for(byte_cnt=0; byte_cnt &lt; NUM_DS18B20_ADDRESS_BYTES; byte_cnt++)</text:p>
      <text:p text:style-name="P3"><text:s text:c="12"/>ssEE.addr[byte_cnt] = addr[byte_cnt];</text:p>
      <text:p text:style-name="P3"><text:s text:c="8"/>WriteEEsensor(sensor_num, &amp;ssEE);</text:p>
      <text:p text:style-name="P3"><text:s text:c="8"/>Serial.print(Line3Clr);</text:p>
      <text:p text:style-name="P3"><text:s text:c="8"/>Serial.print(Saved);</text:p>
      <text:p text:style-name="P3"><text:s text:c="4"/>}</text:p>
      <text:p text:style-name="P3">}</text:p>
      <text:p text:style-name="P3"/>
      <text:p text:style-name="P3">/***** ConfigParam() *****/</text:p>
      <text:p text:style-name="P3">void ConfigParam(byte level, byte pin)</text:p>
      <text:p text:style-name="P3">{</text:p>
      <text:p text:style-name="P3"><text:s text:c="4"/>static byte <text:s text:c="2"/>offset = 0;</text:p>
      <text:p text:style-name="P3"><text:s text:c="4"/>static byte <text:s text:c="2"/>displayact;</text:p>
      <text:p text:style-name="P3"><text:s text:c="4"/>struct item <text:s text:c="2"/>i;</text:p>
      <text:p text:style-name="P3"><text:s text:c="4"/></text:p>
      <text:p text:style-name="P3"><text:s text:c="4"/>MenuTimerCnt = MENU_ON_SECONDS;</text:p>
      <text:p text:style-name="P3"/>
      <text:p text:style-name="P3"><text:s text:c="4"/>if(level == 1)</text:p>
      <text:p text:style-name="P3"><text:s text:c="4"/>{</text:p>
      <text:p text:style-name="P3"><text:s text:c="8"/>if(pin == UPBUTTONPIN)</text:p>
      <text:p text:style-name="P3"><text:s text:c="12"/>if(++offset &gt; (sizeof(struct menu)/sizeof(struct item))-1)</text:p>
      <text:p text:style-name="P3"><text:s text:c="16"/>offset = 0;</text:p>
      <text:p text:style-name="P3"><text:s text:c="8"/>if(pin == DNBUTTONPIN)</text:p>
      <text:p text:style-name="P3"><text:s text:c="12"/>if(offset == 0)</text:p>
      <text:p text:style-name="P3"><text:s text:c="16"/>offset = (sizeof(struct menu)/sizeof(struct item))-1;</text:p>
      <text:p text:style-name="P3"><text:s text:c="12"/>else</text:p>
      <text:p text:style-name="P3"><text:s text:c="16"/>offset--;</text:p>
      <text:p text:style-name="P3"><text:s text:c="8"/>Serial.print(Line3Clr);</text:p>
      <text:p text:style-name="P3"><text:s text:c="4"/>}</text:p>
      <text:p text:style-name="P3"><text:s text:c="4"/>GetEEitem(offset, &amp;i);</text:p>
      <text:p text:style-name="P3"><text:s text:c="4"/>Serial.print(Line1Clr); Serial.print(i.desc);</text:p>
      <text:p text:style-name="P3"><text:s text:c="4"/>Serial.print(Line2Clr); Serial.print("Min Max Dft Act");</text:p>
      <text:p text:style-name="P3"><text:s text:c="4"/>Serial.print(Line3Clr);</text:p>
      <text:p text:style-name="P3"><text:s text:c="4"/>if(level == 2)</text:p>
      <text:p text:style-name="P3"><text:s text:c="4"/>{</text:p>
      <text:p text:style-name="P3"><text:soft-page-break/><text:s text:c="8"/>if(pin == SAVEBUTTONPIN)</text:p>
      <text:p text:style-name="P3"><text:s text:c="12"/>displayact = i.act;</text:p>
      <text:p text:style-name="P3"><text:s text:c="8"/>if(pin == UPBUTTONPIN)</text:p>
      <text:p text:style-name="P3"><text:s text:c="12"/>if(displayact &lt; i.max)</text:p>
      <text:p text:style-name="P3"><text:s text:c="16"/>displayact++;</text:p>
      <text:p text:style-name="P3"><text:s text:c="8"/>if(pin == DNBUTTONPIN)</text:p>
      <text:p text:style-name="P3"><text:s text:c="12"/>if(displayact &gt; i.min)</text:p>
      <text:p text:style-name="P3"><text:s text:c="16"/>displayact--;</text:p>
      <text:p text:style-name="P3"><text:s text:c="8"/>Serial.print((int)i.min);Serial.print("?x04?y3"); /* min */</text:p>
      <text:p text:style-name="P3"><text:s text:c="8"/>Serial.print((int)i.max);Serial.print("?x08?y3"); /* max */</text:p>
      <text:p text:style-name="P3"><text:s text:c="8"/>Serial.print((int)i.dft);Serial.print("?x12?y3"); /* dft */</text:p>
      <text:p text:style-name="P3"><text:s text:c="8"/>Serial.print((int)displayact); <text:s text:c="19"/>/* act */</text:p>
      <text:p text:style-name="P3"><text:s text:c="4"/>} <text:s text:c="3"/></text:p>
      <text:p text:style-name="P3"><text:s text:c="4"/>if(level == 3 &amp;&amp; pin == SAVEBUTTONPIN)</text:p>
      <text:p text:style-name="P3"><text:s text:c="4"/>{</text:p>
      <text:p text:style-name="P3"><text:s text:c="8"/>i.act = displayact;</text:p>
      <text:p text:style-name="P3"><text:s text:c="8"/>WriteEEitem(offset, &amp;i);</text:p>
      <text:p text:style-name="P3"><text:s text:c="8"/>Serial.print(Saved);</text:p>
      <text:p text:style-name="P3"><text:s text:c="4"/>}</text:p>
      <text:p text:style-name="P3">}</text:p>
      <text:p text:style-name="P3"/>
      <text:p text:style-name="P3">/* OneSecTimer() */</text:p>
      <text:p text:style-name="P3">/* This is called every time in the loop() function */</text:p>
      <text:p text:style-name="P3">/* Sets and unsets flags for various timer variables and flags */</text:p>
      <text:p text:style-name="P3">void OneSecTimer()</text:p>
      <text:p text:style-name="P3">{</text:p>
      <text:p text:style-name="P3"><text:s text:c="4"/>static unsigned long <text:s text:c="3"/>readflg_millis = 0UL;</text:p>
      <text:p text:style-name="P3"><text:s text:c="4"/>static unsigned long <text:s text:c="3"/>sec_millis = 0UL;</text:p>
      <text:p text:style-name="P3"><text:s text:c="4"/>static unsigned long <text:s text:c="3"/>minute_millis = 0UL;</text:p>
      <text:p text:style-name="P3"/>
      <text:p text:style-name="P3"><text:s text:c="4"/>if(millis() - readflg_millis &gt;= 200)</text:p>
      <text:p text:style-name="P3"><text:s text:c="4"/>{</text:p>
      <text:p text:style-name="P3"><text:s text:c="8"/>ReadTempFlag = true;</text:p>
      <text:p text:style-name="P3"><text:s text:c="8"/>GetDateDs1307(&amp;sec, &amp;min, &amp;hr, &amp;dow, &amp;day, &amp;month, &amp;yr);</text:p>
      <text:p text:style-name="P3"><text:s text:c="8"/>readflg_millis = millis();</text:p>
      <text:p text:style-name="P3"><text:s text:c="4"/>}</text:p>
      <text:p text:style-name="P3"><text:s text:c="4"/>else</text:p>
      <text:p text:style-name="P3"><text:s text:c="8"/>ReadTempFlag = false;</text:p>
      <text:p text:style-name="P3"><text:s text:c="8"/></text:p>
      <text:p text:style-name="P3"><text:s text:c="4"/>if(millis() - sec_millis &gt;= 1000UL)</text:p>
      <text:p text:style-name="P3"><text:s text:c="4"/>{</text:p>
      <text:p text:style-name="P3"><text:s text:c="8"/>sec_millis = millis();</text:p>
      <text:p text:style-name="P3"><text:s text:c="8"/>if(MenuTimerCnt &gt; 0)</text:p>
      <text:p text:style-name="P3"><text:s text:c="12"/>MenuTimerCnt--;</text:p>
      <text:p text:style-name="P3"><text:s text:c="8"/>if(MenuTimerCnt == 1)</text:p>
      <text:p text:style-name="P3"><text:s text:c="8"/>{</text:p>
      <text:p text:style-name="P3"><text:s text:c="12"/>if(CurScreenIdx != 0)</text:p>
      <text:p text:style-name="P3"><text:s text:c="12"/>{</text:p>
      <text:p text:style-name="P3"><text:s text:c="16"/>CurScreenIdx = 0;</text:p>
      <text:p text:style-name="P3"><text:s text:c="16"/>SetupForNewScreen();</text:p>
      <text:p text:style-name="P3"><text:s text:c="12"/>}</text:p>
      <text:p text:style-name="P3"><text:s text:c="8"/>}</text:p>
      <text:p text:style-name="P3"><text:s text:c="8"/>/* Zone valve end switch should close in x minutes or failure */</text:p>
      <text:p text:style-name="P3"><text:soft-page-break/><text:s text:c="8"/>if(ZoneValveEndSwitchTimer &gt; 0)</text:p>
      <text:p text:style-name="P3"><text:s text:c="12"/>ZoneValveEndSwitchTimer--;</text:p>
      <text:p text:style-name="P3"/>
      <text:p text:style-name="P3"><text:s text:c="8"/>if(millis() - LastDataReqMillis &gt; 86400000)</text:p>
      <text:p text:style-name="P3"><text:s text:c="12"/>ZeroElapsedMillis();</text:p>
      <text:p text:style-name="P3"><text:s text:c="8"/>if(CollectorTooHotTimer &gt; 0)</text:p>
      <text:p text:style-name="P3"><text:s text:c="12"/>CollectorTooHotTimer--;</text:p>
      <text:p text:style-name="P3"><text:s text:c="4"/>}</text:p>
      <text:p text:style-name="P3"/>
      <text:p text:style-name="P3"><text:s text:c="4"/>/* Every minute */</text:p>
      <text:p text:style-name="P3"><text:s text:c="4"/>if(millis() - minute_millis &gt;= 60000UL)</text:p>
      <text:p text:style-name="P3"><text:s text:c="4"/>{</text:p>
      <text:p text:style-name="P3"><text:s text:c="8"/>minute_millis = millis();</text:p>
      <text:p text:style-name="P3"><text:s text:c="9"/>/* Turn zone off if not used for x minutes */</text:p>
      <text:p text:style-name="P3"><text:s text:c="8"/>if(ZoneTimerCnt &gt; 0)</text:p>
      <text:p text:style-name="P3"><text:s text:c="12"/>ZoneTimerCnt--;</text:p>
      <text:p text:style-name="P3"><text:s text:c="8"/>if(BackLightTimer == 1)</text:p>
      <text:p text:style-name="P3"><text:s text:c="12"/>BackLight(LOW);</text:p>
      <text:p text:style-name="P3"><text:s text:c="8"/>if(BackLightTimer &gt; 0)</text:p>
      <text:p text:style-name="P3"><text:s text:c="12"/>BackLightTimer--;</text:p>
      <text:p text:style-name="P3"><text:s text:c="4"/>}</text:p>
      <text:p text:style-name="P3">}</text:p>
      <text:p text:style-name="P3"/>
      <text:p text:style-name="P3">/* Clear the LCD display; backlight on full; Print screen name on line 0 */</text:p>
      <text:p text:style-name="P3">void SetupForNewScreen()</text:p>
      <text:p text:style-name="P3">{</text:p>
      <text:p text:style-name="P3"><text:s text:c="4"/>MenuTimerCnt = MENU_ON_SECONDS;</text:p>
      <text:p text:style-name="P3"><text:s text:c="4"/>Serial.print(ClrScr); <text:s text:c="3"/>/* clear the display */</text:p>
      <text:p text:style-name="P3"><text:s text:c="4"/>Serial.print(Line0); /* line 0 on LCD */</text:p>
      <text:p text:style-name="P3"><text:s text:c="4"/>Serial.print(Screens[CurScreenIdx].ScreenName); /* Screen name on 1st line*/</text:p>
      <text:p text:style-name="P3">}</text:p>
      <text:p text:style-name="P3"/>
      <text:p text:style-name="P3">/* TempDisplay - Called from loop() */</text:p>
      <text:p text:style-name="P3">void TempDisplay(byte level, byte pin)</text:p>
      <text:p text:style-name="P3">{</text:p>
      <text:p text:style-name="P3"><text:s text:c="4"/>char strtemp[8];</text:p>
      <text:p text:style-name="P3"/>
      <text:p text:style-name="P3"><text:s text:c="4"/>Serial.print(Line0);</text:p>
      <text:p text:style-name="P3"><text:s text:c="4"/>Serial.print(ftoa(TSdata[COLLECTOR_LOC].temp, strtemp, 5));</text:p>
      <text:p text:style-name="P3"><text:s text:c="4"/>Serial.print(ftoa(TSdata[T1TOP_LOC].temp, strtemp, 6));</text:p>
      <text:p text:style-name="P3"><text:s text:c="4"/>Serial.print(ftoa(TSdata[T2TOP_LOC].temp, strtemp, 6));</text:p>
      <text:p text:style-name="P3"><text:s text:c="4"/>if(ZoneValveEndSwitch)</text:p>
      <text:p text:style-name="P3"><text:s text:c="8"/>Serial.print(" ZV");</text:p>
      <text:p text:style-name="P3"><text:s text:c="4"/>else</text:p>
      <text:p text:style-name="P3"><text:s text:c="8"/>Serial.print(" <text:s text:c="2"/>");</text:p>
      <text:p text:style-name="P3"><text:s text:c="4"/></text:p>
      <text:p text:style-name="P3"><text:s text:c="4"/>Serial.print(Line1);</text:p>
      <text:p text:style-name="P3"><text:s text:c="4"/>Serial.print(ftoa(TurnOnTemp, strtemp, 5));</text:p>
      <text:p text:style-name="P3"><text:s text:c="4"/>Serial.print(ftoa((TSdata[T1TOP_LOC].temp + TSdata[T1BOT_LOC].temp)/2, strtemp, 6));</text:p>
      <text:p text:style-name="P3"><text:s text:c="4"/>Serial.print(ftoa((TSdata[T2TOP_LOC].temp + TSdata[T2BOT_LOC].temp)/2, strtemp, 6));</text:p>
      <text:p text:style-name="P3"><text:s text:c="4"/>if(DumpFlag)</text:p>
      <text:p text:style-name="P3"><text:s text:c="8"/>Serial.print(" DF");</text:p>
      <text:p text:style-name="P3"><text:s text:c="4"/>else</text:p>
      <text:p text:style-name="P3"><text:soft-page-break/><text:s text:c="8"/>Serial.print(" <text:s text:c="2"/>");</text:p>
      <text:p text:style-name="P3"/>
      <text:p text:style-name="P3"><text:s text:c="4"/>Serial.print(Line2);</text:p>
      <text:p text:style-name="P3"><text:s text:c="4"/>Serial.print(ftoa(DumpTemp, strtemp, 5));</text:p>
      <text:p text:style-name="P3"><text:s text:c="4"/>Serial.print(ftoa(TSdata[T1BOT_LOC].temp, strtemp, 6));</text:p>
      <text:p text:style-name="P3"><text:s text:c="4"/>Serial.print(ftoa(TSdata[T2BOT_LOC].temp, strtemp, 6));</text:p>
      <text:p text:style-name="P3"><text:s text:c="4"/>if(HeatEnabled)</text:p>
      <text:p text:style-name="P3"><text:s text:c="8"/>Serial.print(" HE");</text:p>
      <text:p text:style-name="P3"><text:s text:c="4"/>else</text:p>
      <text:p text:style-name="P3"><text:s text:c="8"/>Serial.print(" <text:s text:c="2"/>");</text:p>
      <text:p text:style-name="P3"><text:s text:c="4"/></text:p>
      <text:p text:style-name="P3"><text:s text:c="4"/>Serial.print(Line3);</text:p>
      <text:p text:style-name="P3"><text:s text:c="4"/>Serial.print(DispActiveZone); <text:s text:c="4"/>/* Active Zone - 5 chars + 1 space = 6*/</text:p>
      <text:p text:style-name="P3"><text:s text:c="4"/>if(GetEEact(AUTO_MAN_LOC) == 0) /* manual */</text:p>
      <text:p text:style-name="P3"><text:s text:c="12"/>DispEnabledZone = "Manual";</text:p>
      <text:p text:style-name="P3"><text:s text:c="4"/>Serial.print(DispEnabledZone); <text:s text:c="3"/>/* Enabled Zone - 5 chars + 1 space = 6 */</text:p>
      <text:p text:style-name="P3"><text:s text:c="4"/>if(*ErrorString)</text:p>
      <text:p text:style-name="P3"><text:s text:c="8"/>Serial.print(ErrorString);</text:p>
      <text:p text:style-name="P3"><text:s text:c="4"/>else</text:p>
      <text:p text:style-name="P3"><text:s text:c="4"/>{</text:p>
      <text:p text:style-name="P3"><text:s text:c="8"/>if(hr &lt;= 9)</text:p>
      <text:p text:style-name="P3"><text:s text:c="12"/>Serial.print(Zero);</text:p>
      <text:p text:style-name="P3"><text:s text:c="8"/>Serial.print((int)hr);Serial.print(colon);</text:p>
      <text:p text:style-name="P3"><text:s text:c="8"/>if(min &lt;= 9)</text:p>
      <text:p text:style-name="P3"><text:s text:c="12"/>Serial.print(Zero);</text:p>
      <text:p text:style-name="P3"><text:s text:c="8"/>Serial.print((int)min);Serial.print(colon);</text:p>
      <text:p text:style-name="P3"><text:s text:c="8"/>if(sec &lt;= 9)</text:p>
      <text:p text:style-name="P3"><text:s text:c="12"/>Serial.print(Zero);</text:p>
      <text:p text:style-name="P3"><text:s text:c="8"/>Serial.print((int)sec);</text:p>
      <text:p text:style-name="P3"><text:s text:c="4"/>}</text:p>
      <text:p text:style-name="P3">}</text:p>
      <text:p text:style-name="P3"/>
      <text:p text:style-name="P3">void BackLight(boolean state)</text:p>
      <text:p text:style-name="P3">{</text:p>
      <text:p text:style-name="P3"><text:s text:c="3"/>/* if(state == HIGH)</text:p>
      <text:p text:style-name="P3"><text:s text:c="4"/>{</text:p>
      <text:p text:style-name="P3"><text:s text:c="8"/>if(BackLightTimer == 0)</text:p>
      <text:p text:style-name="P3"><text:s text:c="8"/>{</text:p>
      <text:p text:style-name="P3"><text:s text:c="12"/>Serial.print(BkLtHalf);</text:p>
      <text:p text:style-name="P3"><text:s text:c="12"/>delay(100);</text:p>
      <text:p text:style-name="P3"><text:s text:c="8"/>}</text:p>
      <text:p text:style-name="P3"><text:s text:c="8"/>BackLightTimer = BACK_LIGHT_TIMER_MIN;</text:p>
      <text:p text:style-name="P3"><text:s text:c="4"/>}</text:p>
      <text:p text:style-name="P3"><text:s text:c="4"/>else</text:p>
      <text:p text:style-name="P3"><text:s text:c="4"/>{</text:p>
      <text:p text:style-name="P3"><text:s text:c="8"/>BackLightTimer = 0;</text:p>
      <text:p text:style-name="P3"><text:s text:c="8"/>Serial.print(BkLtOff);</text:p>
      <text:p text:style-name="P3"><text:s text:c="8"/>delay(100);</text:p>
      <text:p text:style-name="P3"><text:s text:c="4"/>}*/</text:p>
      <text:p text:style-name="P3">}</text:p>
      <text:p text:style-name="P3"/>
      <text:p text:style-name="P3">void pr_int(int i)</text:p>
      <text:p text:style-name="P3">{</text:p>
      <text:p text:style-name="P3"><text:soft-page-break/><text:s text:c="4"/>Serial.print(Line3);</text:p>
      <text:p text:style-name="P3"><text:s text:c="4"/>Serial.print(i);</text:p>
      <text:p text:style-name="P3"><text:s text:c="4"/>//delay(500)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HotWater.odt</text:file-name> <text:s/><text:date style:data-style-name="N37" text:date-value="2009-12-02T19:22:44.45">12/02/09</text:date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2-02T19:22:43.77</dc:date>
    <dc:creator>Richard Hollabaugh</dc:creator>
    <meta:editing-duration>PT00H24M23S</meta:editing-duration>
    <meta:editing-cycles>12</meta:editing-cycles>
    <meta:generator>OpenOffice.org/3.0$Win32 OpenOffice.org_project/300m15$Build-9379</meta:generator>
    <meta:document-statistic meta:table-count="0" meta:image-count="0" meta:object-count="0" meta:page-count="14" meta:paragraph-count="656" meta:word-count="2372" meta:character-count="21578"/>
  </office:meta>
</office:document-meta>
</file>